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B" style:family="table-column">
      <style:table-column-properties style:column-width="5.667cm" style:rel-column-width="21844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6"/>
    <style:style style:name="P2" style:family="paragraph" style:parent-style-name="Standard" style:list-style-name="L8"/>
    <style:style style:name="P3" style:family="paragraph" style:parent-style-name="Standard">
      <style:paragraph-properties fo:margin-left="1.251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2.501cm" fo:margin-right="0cm" fo:text-indent="0cm" style:auto-text-indent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prefix="(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i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alytics</text:p>
      <text:p text:style-name="Standard">Lab05 – Questão2</text:p>
      <text:p text:style-name="Standard"/>
      <text:p text:style-name="P3">2) Suponha que após a análise gráfica da questão anterior, você decidiu verificar o Zskewness e o Zkurtosis dos dados para os mesmos cenários.</text:p>
      <text:p text:style-name="P3"/>
      <text:p text:style-name="P3">Escreva um script R que calcula o Zskewness e o Zkurtosis dos seguintes dados: (i) intervalos em que as máquinas estiveram ocupadas; (ii) intervalos em que as máquinas estiveram ociosas; (iii) intervalos em que as máquinas estiveram ociosas separados por laboratório. Os resultados dos três itens devem ser salvos como uma tabela um único arquivo no formato *.txt. A tabela deve ter 3 colunas: cenário, Zskewness e Zkurtosis.</text:p>
      <text:p text:style-name="P4"/>
      <text:p text:style-name="P3">Escreva um relatório apresentando os resultados obtidos com a execução do seu script. No relatório você deve responder as seguintes perguntas: (i) que interpretação você faz dos valores de Zskewness e do Zkurtosis obtidos? (iii) esses valores permitem tirar alguma conclusão sobre a normalidade dos dados? (iv) o que acontece se você variar o alpha?</text:p>
      <text:p text:style-name="P4"/>
      <text:p text:style-name="P3">Dica: nesse exercício use a biblioteca moments. Em caso de dúvidas sobre como</text:p>
      <text:p text:style-name="P3">instalar um pacote, pesquise no help ?install.packages .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A"/>
        <table:table-row>
          <table:table-cell table:style-name="Tabela1.A1" office:value-type="string">
            <text:p text:style-name="Table_20_Contents">Cenário</text:p>
          </table:table-cell>
          <table:table-cell table:style-name="Tabela1.A1" office:value-type="string">
            <text:p text:style-name="Standard">Zskewness</text:p>
          </table:table-cell>
          <table:table-cell table:style-name="Tabela1.C1" office:value-type="string">
            <text:p text:style-name="Standard">Zkurtosis</text:p>
          </table:table-cell>
        </table:table-row>
        <table:table-row>
          <table:table-cell table:style-name="Tabela1.A2" office:value-type="string">
            <text:p text:style-name="Standard">máquinas ocupadas</text:p>
          </table:table-cell>
          <table:table-cell table:style-name="Tabela1.A2" office:value-type="string">
            <text:p text:style-name="Standard">16.423560099316</text:p>
          </table:table-cell>
          <table:table-cell table:style-name="Tabela1.C2" office:value-type="string">
            <text:p text:style-name="Standard">28.7889642682169</text:p>
          </table:table-cell>
        </table:table-row>
        <table:table-row>
          <table:table-cell table:style-name="Tabela1.A2" office:value-type="string">
            <text:p text:style-name="Standard">máquinas ociosas</text:p>
          </table:table-cell>
          <table:table-cell table:style-name="Tabela1.A2" office:value-type="string">
            <text:p text:style-name="Standard">4.21595784505575</text:p>
          </table:table-cell>
          <table:table-cell table:style-name="Tabela1.C2" office:value-type="string">
            <text:p text:style-name="Standard">17.6976688774661</text:p>
          </table:table-cell>
        </table:table-row>
        <table:table-row>
          <table:table-cell table:style-name="Tabela1.A2" office:value-type="string">
            <text:p text:style-name="Standard">máquinas ociosas de gaita@gaita.gmf.ufcg.edu.br</text:p>
          </table:table-cell>
          <table:table-cell table:style-name="Tabela1.A2" office:value-type="string">
            <text:p text:style-name="Standard">2.06363123577621</text:p>
          </table:table-cell>
          <table:table-cell table:style-name="Tabela1.C2" office:value-type="string">
            <text:p text:style-name="Standard">3.66025114858143</text:p>
          </table:table-cell>
        </table:table-row>
        <table:table-row>
          <table:table-cell table:style-name="Tabela1.A2" office:value-type="string">
            <text:p text:style-name="Standard">máquinas ociosas de lccpeer@xmpp.ourgrid.org</text:p>
          </table:table-cell>
          <table:table-cell table:style-name="Tabela1.A2" office:value-type="string">
            <text:p text:style-name="Standard">2.14038225799309</text:p>
          </table:table-cell>
          <table:table-cell table:style-name="Tabela1.C2" office:value-type="string">
            <text:p text:style-name="Standard">10.1676280563003</text:p>
          </table:table-cell>
        </table:table-row>
        <table:table-row>
          <table:table-cell table:style-name="Tabela1.A2" office:value-type="string">
            <text:p text:style-name="Standard">máquinas ociosas de peer-lcc2@xmpp.ourgrid.org</text:p>
          </table:table-cell>
          <table:table-cell table:style-name="Tabela1.A2" office:value-type="string">
            <text:p text:style-name="Standard">0.743957216812423</text:p>
          </table:table-cell>
          <table:table-cell table:style-name="Tabela1.C2" office:value-type="string">
            <text:p text:style-name="Standard">7.90998153702875</text:p>
          </table:table-cell>
        </table:table-row>
        <table:table-row>
          <table:table-cell table:style-name="Tabela1.A2" office:value-type="string">
            <text:p text:style-name="Standard">máquinas ociosas de peer-lsd@xmpp.ourgrid.org</text:p>
          </table:table-cell>
          <table:table-cell table:style-name="Tabela1.A2" office:value-type="string">
            <text:p text:style-name="Standard">3.49290624233665</text:p>
          </table:table-cell>
          <table:table-cell table:style-name="Tabela1.C2" office:value-type="string">
            <text:p text:style-name="Standard">11.7658458596713</text:p>
          </table:table-cell>
        </table:table-row>
      </table:table>
      <text:p text:style-name="Standard"/>
      <text:p text:style-name="P4"/>
      <text:p text:style-name="P4">Os valores de Zskewness e Zkurtosis obtidos são quantis da distribuição normal padrão relativos à probabilidade de que o skewness e a kurtosis da amostra sejam neutros, i.e., 0 para skewness e 3 para kurtosis. Se assim forem, são iguais ao de uma distribuição normal.</text:p>
      <text:p text:style-name="P4"/>
      <text:p text:style-name="P4">Com esses valores podemos realizar os seguintes teste de hipóteses:</text:p>
      <text:p text:style-name="P4"/>
      <text:list xml:id="list1666477553" text:style-name="L6">
        <text:list-item>
          <text:p text:style-name="P1">Usamos como Hipótese Nula que a amostra possui skewness igual ao de uma distribuição normal. A Hipótese Alternativa é de que não possui skewness igual ao de uma distribuição normal;</text:p>
        </text:list-item>
        <text:list-item>
          <text:p text:style-name="P1">Escolhemos um nível de significância alfa para o teste.</text:p>
        </text:list-item>
        <text:list-item>
          <text:p text:style-name="P1">Calculamos o quantil q da normal padrão para (1 – alfa/2): q = z(1 – alfa/2);</text:p>
        </text:list-item>
        <text:list-item>
          <text:p text:style-name="P1">Comparamos então o valor de Zskewness com o q obtido da seguinte maneira:</text:p>
        </text:list-item>
      </text:list>
      <text:list xml:id="list1589003389" text:style-name="L8">
        <text:list-item>
          <text:p text:style-name="P2">Se -q &lt;= Zskewness &lt;= q, ou seja, Zskewness pertence a [-q;q], então aceitamos a hipótese nula;</text:p>
        </text:list-item>
        <text:list-item>
          <text:p text:style-name="P2">Senão, rejeitamos a hipótese nula e aceitamos a hipótese alternativa.</text:p>
        </text:list-item>
      </text:list>
      <text:p text:style-name="Standard"><text:soft-page-break/><text:tab/>De forma análoga, realiza-se o teste para o Zkurtosis.</text:p>
      <text:p text:style-name="Standard"/>
      <text:p text:style-name="Standard"><text:tab/>Caso algum dos testes rejeite a hipótese nula, teremos evidência estatística de que a distribuição é enviesada – se esse for o teste do Zskewness – ou que possui kurtosis exagerada (positiva ou negativamente) – se esse for o teste do Zkurtosis. Isso é suficiente para que rejeitemos a possibilidade de que a distribuição seja normal.</text:p>
      <text:p text:style-name="Standard"><text:tab/>Caso os testes aceitem a hipótese nula, não teremos evidência estatística de que o skewness ou a kurtosis da distribuição não são neutros. Com esse resultado não podemos afirmar nada sobre o skewness ou a kurtosis da distribuição. Portanto, se a hipótese nula for aceita para ambos os testes sobre uma amostra, mais testes são necessários para verificar se ela segue uma distribuição normal.</text:p>
      <text:p text:style-name="Standard"/>
      <text:p text:style-name="P4"><text:tab/>Exemplifiquemos esses testes usando um nível de significância alfa = 0.05. Calculemos q:</text:p>
      <text:p text:style-name="P4"/>
      <text:p text:style-name="P5">q = z(1 – 0.05/2) <text:span text:style-name="T2">=&gt;</text:span></text:p>
      <text:p text:style-name="P5">q = z(0.975) <text:span text:style-name="T2">=&gt;</text:span></text:p>
      <text:p text:style-name="P5"><text:span text:style-name="T1">q = 1,96</text:span>.</text:p>
      <text:p text:style-name="P4"/>
      <text:p text:style-name="P4"><text:tab/>Se compararmos os valores de Zskewness e Zkurtosis obtidos para os diversos cenários, com o q calculado, teremos que todas as Hipóteses Nulas – de semelhança entre o skewness e a kurtosis da amostra com os de uma distribuição normal – são rejeitadas. A única exceção é para o skewness no cenário “máquinas ociosas de peer-lcc2@xmpp.ourgrid.org”.</text:p>
      <text:p text:style-name="P4"><text:tab/>Com isso, podemos concluir que nenhuma das amostras segue uma distribuição normal.</text:p>
      <text:p text:style-name="P4"/>
      <text:p text:style-name="P4"/>
      <text:p text:style-name="P4">Se variarmos o valor do alfa, o valor do q variará de modo que quanto maior o alfa, menor o valor de q obtido. Isso leva a intervalos menores [-q;q] a que Zskewness e Zkurtosis deverão pertencer para se aceitar as Hipóteses Nulas. Por exemplo:</text:p>
      <text:p text:style-name="P4"/>
      <text:p text:style-name="P4">alfa = 0.01 <text:span text:style-name="T2">=&gt;</text:span> q = 2.57;</text:p>
      <text:p text:style-name="P4">alfa = 0.05 <text:span text:style-name="T2">=&gt;</text:span> q = 1.96;</text:p>
      <text:p text:style-name="P4">alfa = 0.1 <text:span text:style-name="T2">=&gt;</text:span> q = 1.65;</text:p>
      <text:p text:style-name="P4">alfa = 0.2 <text:span text:style-name="T2">=&gt;</text:span><text:span text:style-name="T3"> q = 1.28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15:24:30</meta:creation-date>
    <meta:generator>LibreOffice/3.4$Unix LibreOffice_project/340m1$Build-502</meta:generator>
    <dc:date>2012-03-15T23:49:53</dc:date>
    <meta:editing-duration>PT7H26M45S</meta:editing-duration>
    <meta:editing-cycles>13</meta:editing-cycles>
    <meta:document-statistic meta:table-count="1" meta:image-count="0" meta:object-count="0" meta:page-count="2" meta:paragraph-count="50" meta:word-count="660" meta:character-count="4083" meta:non-whitespace-character-count="3474"/>
  </office:meta>
</office:document-meta>
</file>